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count.setUser( String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.setCustomRecipientHeader( String customRecipientH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.Account( int sequenceNumber , ParsedConfiguration parsedConfiguration , String user , String password , String recipient , boolean ignoreRecipientHeader , String customRecipientHeader ,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ccount.setParsedConfiguration( ParsedConfiguration parsed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.getRecip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.getSequenc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.ge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.computeDeferredRecipientNotFoundMessageI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.isIgnoreRecipient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.setRecipient( String recipi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ccount.setRecipient( MailAddress recip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.setSession(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.getCustomRecipient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.compareTo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.setDeferredRecipientNotFoundMessageIDs( List defferedRecipientNotFoundMessageI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count.getDeferredRecipientNotFoundMessageIDsBas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.updateDeferredRecipientNotFoundMessageI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.setIgnoreRecipientHeader( boolean ignoreRecipientH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.Ac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.setSequenceNumber( int sequence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.getParsed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.getDeferredRecipientNotFoundMessageID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